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61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61">
      <style:table-cell-properties fo:background-color="transparent"/>
    </style:style>
    <style:style style:name="ce9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Power (Pressure) [W]</text:p>
          </table:table-cell>
          <table:table-cell office:value-type="float" office:value="4.84602561871" calcext:value-type="float">
            <text:p>4.84602561871</text:p>
          </table:table-cell>
        </table:table-row>
        <table:table-row table:style-name="ro1">
          <table:table-cell table:number-columns-repeated="4"/>
          <table:table-cell table:style-name="ce8" table:number-columns-repeated="3"/>
          <table:table-cell table:number-columns-repeated="2"/>
          <table:table-cell office:value-type="string" calcext:value-type="string">
            <text:p>Power (Shear stress) (W)</text:p>
          </table:table-cell>
          <table:table-cell office:value-type="float" office:value="-0.253811271949" calcext:value-type="float">
            <text:p>-0.253811271949</text:p>
          </table:table-cell>
        </table:table-row>
        <table:table-row table:style-name="ro1">
          <table:table-cell table:number-columns-repeated="4"/>
          <table:table-cell table:style-name="ce8" table:number-columns-repeated="3"/>
          <table:table-cell table:number-columns-repeated="2"/>
          <table:table-cell office:value-type="string" calcext:value-type="string">
            <text:p>Power (Total) [W]</text:p>
          </table:table-cell>
          <table:table-cell office:value-type="float" office:value="4.59221434676" calcext:value-type="float">
            <text:p>4.59221434676</text:p>
          </table:table-cell>
        </table:table-row>
        <table:table-row table:style-name="ro1" table:number-rows-repeated="2">
          <table:table-cell table:number-columns-repeated="4"/>
          <table:table-cell table:style-name="ce8" table:number-columns-repeated="3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9"/>
          <table:table-cell table:style-name="ce9" office:value-type="string" calcext:value-type="string">
            <text:p>Power (Pressure) [W]</text:p>
          </table:table-cell>
          <table:table-cell table:style-name="ce9" table:formula="of:=COM.MICROSOFT.CONCAT(&quot;$\round{&quot;;[.K10];&quot;}$&quot;)" office:value-type="string" office:string-value="$\round{4.84602561871}$" calcext:value-type="string">
            <text:p>$\round{4.84602561871}$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Power (Shear stress) (W)</text:p>
          </table:table-cell>
          <table:table-cell table:style-name="ce9" table:formula="of:=COM.MICROSOFT.CONCAT(&quot;$\round{&quot;;[.K11];&quot;}$&quot;)" office:value-type="string" office:string-value="$\round{-0.253811271949}$" calcext:value-type="string">
            <text:p>$\round{-0.253811271949}$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Power (Total) [W]</text:p>
          </table:table-cell>
          <table:table-cell table:style-name="ce9" table:formula="of:=COM.MICROSOFT.CONCAT(&quot;$\round{&quot;;[.K12];&quot;}$&quot;)" office:value-type="string" office:string-value="$\round{4.59221434676}$" calcext:value-type="string">
            <text:p>$\round{4.59221434676}$</text:p>
          </table:table-cell>
        </table:table-row>
        <table:table-row table:style-name="ro1">
          <table:table-cell table:number-columns-repeated="10"/>
          <table:table-cell table:style-name="ce7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 style:data-style-name="N2" text:time-value="12:53:34.421124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2:38:03.972371906</meta:creation-date>
    <dc:date>2018-06-29T15:28:24.640000440</dc:date>
    <meta:editing-duration>PT1H31M19S</meta:editing-duration>
    <meta:editing-cycles>2</meta:editing-cycles>
    <meta:generator>LibreOffice/6.0.5.2$Linux_X86_64 LibreOffice_project/00m0$Build-2</meta:generator>
    <meta:document-statistic meta:table-count="1" meta:cell-count="12" meta:object-count="0"/>
  </office:meta>
</office:document-meta>
</file>